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KLUG" officeooo:rsid="00143dbd" officeooo:paragraph-rsid="00143d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01:22.835500593</meta:creation-date>
    <dc:date>2019-11-18T10:03:45.342449231</dc:date>
    <meta:editing-duration>PT2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